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1.957cm" fo:margin-left="0cm" table:align="left"/>
    </style:style>
    <style:style style:name="Tabelle1.A" style:family="table-column">
      <style:table-column-properties style:column-width="11.957cm"/>
    </style:style>
    <style:style style:name="Tabelle1.1" style:family="table-row">
      <style:table-row-properties style:min-row-height="1.224cm"/>
    </style:style>
    <style:style style:name="Tabelle1.A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elle2" style:family="table">
      <style:table-properties style:width="11.957cm" fo:margin-left="0cm" table:align="left"/>
    </style:style>
    <style:style style:name="Tabelle2.A" style:family="table-column">
      <style:table-column-properties style:column-width="11.957cm"/>
    </style:style>
    <style:style style:name="Tabelle2.A1" style:family="table-cell">
      <style:table-cell-properties fo:padding-left="0.191cm" fo:padding-right="0.191cm" fo:padding-top="0cm" fo:padding-bottom="0cm" fo:border="0.5pt solid #ffffff" style:writing-mode="lr-tb"/>
    </style:style>
    <style:style style:name="Tabelle3" style:family="table">
      <style:table-properties style:width="11.957cm" fo:margin-left="0cm" table:align="left"/>
    </style:style>
    <style:style style:name="Tabelle3.A" style:family="table-column">
      <style:table-column-properties style:column-width="11.957cm"/>
    </style:style>
    <style:style style:name="Tabelle3.A1" style:family="table-cell">
      <style:table-cell-properties fo:padding-left="0.191cm" fo:padding-right="0.191cm" fo:padding-top="0cm" fo:padding-bottom="0cm" fo:border="0.5pt solid #ffffff" style:writing-mode="lr-tb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/>
      <style:text-properties style:use-window-font-color="true" loext:opacity="0%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style:use-window-font-color="true" loext:opacity="0%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style:use-window-font-color="true" loext:opacity="0%" fo:font-size="8pt" style:font-size-asian="8pt" style:font-size-complex="8pt"/>
    </style:style>
    <style:style style:name="P6" style:family="paragraph" style:parent-style-name="Heading_20_1">
      <style:paragraph-properties fo:margin-top="0cm" fo:margin-bottom="0.282cm" style:contextual-spacing="false"/>
      <style:text-properties style:use-window-font-color="true" loext:opacity="0%" style:font-name="Calibri" fo:font-size="20pt" fo:font-weight="bold" style:font-size-asian="20pt" style:font-weight-asian="bold" style:font-name-complex="Calibri" style:font-size-complex="20pt" style:font-weight-complex="bold"/>
    </style:style>
    <style:style style:name="P7" style:family="paragraph" style:parent-style-name="Heading_20_1" style:master-page-name="MP0">
      <style:paragraph-properties fo:margin-top="0cm" fo:margin-bottom="0.282cm" style:contextual-spacing="false" style:page-number="auto" fo:break-before="page"/>
      <style:text-properties officeooo:paragraph-rsid="0012e08a"/>
    </style:style>
    <style:style style:name="P8" style:family="paragraph" style:parent-style-name="Heading_20_2">
      <style:paragraph-properties fo:line-height="100%"/>
      <style:text-properties style:use-window-font-color="true" loext:opacity="0%" style:font-name="Calibri" fo:font-size="4pt" fo:font-weight="bold" style:font-size-asian="4pt" style:font-weight-asian="bold" style:font-name-complex="Calibri" style:font-size-complex="4pt" style:font-weight-complex="bold"/>
    </style:style>
    <style:style style:name="P9" style:family="paragraph" style:parent-style-name="Heading_20_2">
      <style:paragraph-properties fo:line-height="100%"/>
      <style:text-properties style:use-window-font-color="true" loext:opacity="0%" style:font-name="Calibri" fo:font-weight="bold" style:font-weight-asian="bold" style:font-name-complex="Calibri" style:font-weight-complex="bold"/>
    </style:style>
    <style:style style:name="P10" style:family="paragraph" style:parent-style-name="Listenabsatz" style:list-style-name="L1">
      <style:paragraph-properties fo:margin-top="0cm" fo:margin-bottom="0cm" style:contextual-spacing="false" fo:line-height="100%"/>
    </style:style>
    <style:style style:name="P11" style:family="paragraph" style:parent-style-name="Listenabsatz" style:list-style-name="L2">
      <style:paragraph-properties fo:margin-top="0cm" fo:margin-bottom="0cm" style:contextual-spacing="false" fo:line-height="100%"/>
    </style:style>
    <style:style style:name="P12" style:family="paragraph" style:parent-style-name="Listenabsatz" style:list-style-name="L1">
      <style:paragraph-properties fo:margin-top="0cm" fo:margin-bottom="0cm" style:contextual-spacing="false" fo:line-height="100%"/>
      <style:text-properties style:use-window-font-color="true" loext:opacity="0%" fo:font-weight="bold" style:font-weight-asian="bold" style:font-weight-complex="bold"/>
    </style:style>
    <style:style style:name="P13" style:family="paragraph" style:parent-style-name="Listenabsatz" style:list-style-name="L2">
      <style:paragraph-properties fo:margin-top="0cm" fo:margin-bottom="0cm" style:contextual-spacing="false" fo:line-height="100%"/>
      <style:text-properties style:use-window-font-color="true" loext:opacity="0%" fo:font-weight="bold" style:font-weight-asian="bold" style:font-weight-complex="bold"/>
    </style:style>
    <style:style style:name="P14" style:family="paragraph" style:parent-style-name="Listenabsatz" style:list-style-name="L2">
      <style:paragraph-properties fo:margin-top="0cm" fo:margin-bottom="0cm" style:contextual-spacing="false" fo:line-height="100%"/>
      <style:text-properties style:use-window-font-color="true" loext:opacity="0%" fo:font-weight="bold" style:font-weight-asian="bold"/>
    </style:style>
    <style:style style:name="P15" style:family="paragraph" style:parent-style-name="Listenabsatz" style:list-style-name="L1">
      <style:paragraph-properties fo:margin-top="0cm" fo:margin-bottom="0cm" style:contextual-spacing="false" fo:line-height="100%"/>
      <style:text-properties style:use-window-font-color="true" loext:opacity="0%"/>
    </style:style>
    <style:style style:name="P16" style:family="paragraph" style:parent-style-name="Listenabsatz" style:list-style-name="L2">
      <style:paragraph-properties fo:margin-top="0cm" fo:margin-bottom="0cm" style:contextual-spacing="false"/>
      <style:text-properties style:use-window-font-color="true" loext:opacity="0%"/>
    </style:style>
    <style:style style:name="P17" style:family="paragraph" style:parent-style-name="Listenabsatz" style:list-style-name="L2">
      <style:paragraph-properties fo:margin-left="1.259cm" fo:margin-right="0cm" fo:margin-top="0cm" fo:margin-bottom="0cm" style:contextual-spacing="false" fo:text-indent="-0.63cm" style:auto-text-indent="false">
        <style:tab-stops/>
      </style:paragraph-properties>
      <style:text-properties style:use-window-font-color="true" loext:opacity="0%"/>
    </style:style>
    <style:style style:name="T1" style:family="text">
      <style:text-properties fo:color="#ffffff" loext:opacity="100%"/>
    </style:style>
    <style:style style:name="T2" style:family="text">
      <style:text-properties fo:color="#ffffff" loext:opacity="100%" style:font-name="Calibri" fo:font-size="4pt" fo:font-weight="bold" style:font-size-asian="4pt" style:font-weight-asian="bold" style:font-name-complex="Calibri" style:font-size-complex="4pt" style:font-weight-complex="bold"/>
    </style:style>
    <style:style style:name="T3" style:family="text">
      <style:text-properties fo:color="#ffffff" loext:opacity="100%" fo:font-weight="bold" style:font-weight-asian="bold"/>
    </style:style>
    <style:style style:name="T4" style:family="text">
      <style:text-properties fo:color="#ffffff" loext:opacity="100%" fo:font-weight="bold" style:font-weight-asian="bold" style:font-weight-complex="bold"/>
    </style:style>
    <style:style style:name="T5" style:family="text">
      <style:text-properties fo:color="#dc911e" loext:opacity="100%"/>
    </style:style>
    <style:style style:name="T6" style:family="text">
      <style:text-properties fo:color="#dc911e" loext:opacity="100%" style:font-name="Calibri" fo:font-weight="bold" style:font-weight-asian="bold" style:font-name-complex="Calibri" style:font-weight-complex="bold"/>
    </style:style>
    <style:style style:name="T7" style:family="text">
      <style:text-properties fo:color="#dc911e" loext:opacity="100%" style:font-name="Calibri" fo:font-size="11pt" style:font-size-asian="11pt" style:font-name-complex="Calibri" style:font-size-complex="11pt"/>
    </style:style>
    <style:style style:name="T8" style:family="text">
      <style:text-properties fo:color="#dc911e" loext:opacity="100%" style:font-name="Cambria Math" style:font-name-complex="Cambria Math" style:font-weight-complex="bold"/>
    </style:style>
    <style:style style:name="T9" style:family="text">
      <style:text-properties fo:color="#dc911e" loext:opacity="100%" style:font-name-complex="Calibri" style:font-weight-complex="bold"/>
    </style:style>
    <style:style style:name="T10" style:family="text">
      <style:text-properties style:font-name="Calibri" fo:font-size="4pt" fo:font-weight="bold" style:font-size-asian="4pt" style:font-weight-asian="bold" style:font-name-complex="Calibri" style:font-size-complex="4pt" style:font-weight-complex="bold"/>
    </style:style>
    <style:style style:name="T11" style:family="text">
      <style:text-properties style:font-name="Calibri" fo:font-weight="bold" style:font-weight-asian="bold" style:font-name-complex="Calibri" style:font-weight-complex="bold"/>
    </style:style>
    <style:style style:name="T12" style:family="text">
      <style:text-properties style:font-name="Calibri" fo:font-size="11pt" style:font-size-asian="11pt" style:font-name-complex="Calibri" style:font-size-complex="11pt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ambria Math" style:font-name-complex="Cambria Math" style:font-weight-complex="bold"/>
    </style:style>
    <style:style style:name="T16" style:family="text">
      <style:text-properties style:font-name-complex="Calibri" style:font-weight-complex="bold"/>
    </style:style>
    <style:style style:name="T17" style:family="text">
      <style:text-properties style:use-window-font-color="true" loext:opacity="0%"/>
    </style:style>
    <style:style style:name="T18" style:family="text">
      <style:text-properties style:use-window-font-color="true" loext:opacity="0%" style:font-name="Calibri" fo:font-size="4pt" fo:font-weight="bold" style:font-size-asian="4pt" style:font-weight-asian="bold" style:font-name-complex="Calibri" style:font-size-complex="4pt" style:font-weight-complex="bold"/>
    </style:style>
    <style:style style:name="T19" style:family="text">
      <style:text-properties style:use-window-font-color="true" loext:opacity="0%" style:font-name="Calibri" fo:font-weight="bold" style:font-weight-asian="bold" style:font-name-complex="Calibri" style:font-weight-complex="bold"/>
    </style:style>
    <style:style style:name="T20" style:family="text">
      <style:text-properties style:use-window-font-color="true" loext:opacity="0%" style:font-name="Calibri" fo:font-size="11pt" style:font-size-asian="11pt" style:font-name-complex="Calibri" style:font-size-complex="11pt"/>
    </style:style>
    <style:style style:name="T21" style:family="text">
      <style:text-properties style:use-window-font-color="true" loext:opacity="0%" fo:font-weight="bold" style:font-weight-asian="bold"/>
    </style:style>
    <style:style style:name="T22" style:family="text">
      <style:text-properties style:use-window-font-color="true" loext:opacity="0%" fo:font-weight="bold" style:font-weight-asian="bold" style:font-weight-complex="bold"/>
    </style:style>
    <style:style style:name="T23" style:family="text">
      <style:text-properties style:use-window-font-color="true" loext:opacity="0%" style:font-name="Cambria Math" style:font-name-complex="Cambria Math" style:font-weight-complex="bold"/>
    </style:style>
    <style:style style:name="T24" style:family="text">
      <style:text-properties style:use-window-font-color="true" loext:opacity="0%" style:font-name-complex="Calibri" style:font-weight-complex="bold"/>
    </style:style>
    <text:list-style style:name="L1">
      <text:list-level-style-bullet text:level="1" text:style-name="WW_5f_CharLFO2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<text:span text:style-name="Absatz-Standardschriftart"><text:span text:style-name="T18"><text:s/></text:span></text:span></text:h>
      <text:h text:style-name="P6" text:outline-level="1">Verhalten bei IT-Notfällen</text:h>
      <text:h text:style-name="Heading_20_2" text:outline-level="2"><text:span text:style-name="Absatz-Standardschriftart"><text:span text:style-name="T19">IT-Notfallnummer </text:span></text:span><text:span text:style-name="Absatz-Standardschriftart"><text:span text:style-name="T20">(Notfallnummer Ihres Unternehmens eintragen!)</text:span></text:span></text:h>
      <table:table table:name="Tabelle1" table:style-name="Tabelle1">
        <table:table-column table:style-name="Tabelle1.A"/>
        <table:table-row table:style-name="Tabelle1.1">
          <table:table-cell table:style-name="Tabelle1.A1" office:value-type="string">
            <text:p text:style-name="P4"/>
          </table:table-cell>
        </table:table-row>
      </table:table>
      <text:p text:style-name="P3"/>
      <table:table table:name="Tabelle2" table:style-name="Tabelle2">
        <table:table-column table:style-name="Tabelle2.A"/>
        <table:table-row table:style-name="TableLine2577245531936">
          <table:table-cell table:style-name="Tabelle2.A1" office:value-type="string">
            <text:h text:style-name="P8" text:outline-level="2"/>
            <text:h text:style-name="P9" text:outline-level="2">Auf Schadsoftware reagieren</text:h>
            <text:p text:style-name="P5"><text:s/></text:p>
            <text:p text:style-name="P2"><text:span text:style-name="Absatz-Standardschriftart"><text:span text:style-name="T22">An Ihrem privaten PC</text:span></text:span><text:span text:style-name="Absatz-Standardschriftart"><text:span text:style-name="T17"> können Sie eigenständig Maßnahmen ergreifen:</text:span></text:span></text:p>
            <text:list xml:id="list3292631994" text:style-name="L1">
              <text:list-item>
                <text:p text:style-name="P12">Nicht am System weiterarbeiten</text:p>
              </text:list-item>
              <text:list-item>
                <text:p text:style-name="P12">Virenscan durchführen</text:p>
              </text:list-item>
              <text:list-item>
                <text:p text:style-name="P10"><text:span text:style-name="Absatz-Standardschriftart"><text:span text:style-name="T17">Eventuell PC </text:span></text:span><text:span text:style-name="Absatz-Standardschriftart"><text:span text:style-name="T22">im abgesicherten Modus starten</text:span></text:span><text:span text:style-name="Absatz-Standardschriftart"><text:span text:style-name="T17"> und Virenscan durchführen</text:span></text:span></text:p>
              </text:list-item>
              <text:list-item>
                <text:p text:style-name="P12">LAN-Kabel oder WLAN-Verbindung trennen</text:p>
              </text:list-item>
              <text:list-item>
                <text:p text:style-name="P10"><text:span text:style-name="Absatz-Standardschriftart"><text:span text:style-name="T22">Professionelle Säub</text:span></text:span><text:span text:style-name="Absatz-Standardschriftart"><text:span text:style-name="T17">erung</text:span></text:span></text:p>
              </text:list-item>
            </text:list>
            <text:p text:style-name="P4"/>
            <text:p text:style-name="P2"><text:span text:style-name="Absatz-Standardschriftart"><text:span text:style-name="T22">An Ihrem Arbeitsplatz</text:span></text:span><text:span text:style-name="Absatz-Standardschriftart"><text:span text:style-name="T17"> sind die IT-Verantwortlichen für die Maßnahmen zuständig:</text:span></text:span></text:p>
            <text:list xml:id="list5216648997326" text:continue-numbering="true" text:style-name="L1">
              <text:list-item>
                <text:p text:style-name="P10"><text:span text:style-name="Absatz-Standardschriftart"><text:span text:style-name="T22">Nicht am System weiterarbeite</text:span></text:span><text:span text:style-name="Absatz-Standardschriftart"><text:span text:style-name="T17">n</text:span></text:span></text:p>
              </text:list-item>
              <text:list-item>
                <text:p text:style-name="P10"><text:span text:style-name="Absatz-Standardschriftart"><text:span text:style-name="T22">Verantwortlichen über die IT-Notfallnummer Bescheid geben</text:span></text:span><text:span text:style-name="Absatz-Standardschriftart"><text:span text:style-name="T17"> und deren Fragen beantworten:</text:span></text:span></text:p>
                <text:list>
                  <text:list-item>
                    <text:p text:style-name="P15">Wer ruft an?</text:p>
                  </text:list-item>
                  <text:list-item>
                    <text:p text:style-name="P15">Welches IT-System ist betroffen?</text:p>
                  </text:list-item>
                  <text:list-item>
                    <text:p text:style-name="P15">Was haben Sie am System kurz vorher gemacht?</text:p>
                  </text:list-item>
                  <text:list-item>
                    <text:p text:style-name="P15">Was haben Sie beobachtet?</text:p>
                  </text:list-item>
                  <text:list-item>
                    <text:p text:style-name="P15">Wann ist das Ereignis eingetreten?</text:p>
                  </text:list-item>
                  <text:list-item>
                    <text:p text:style-name="P15">Wo befindet sich das IT-System? (Gebäude, Raum, Arbeitsplatz)</text:p>
                  </text:list-item>
                </text:list>
              </text:list-item>
              <text:list-item>
                <text:p text:style-name="P10"><text:span text:style-name="Absatz-Standardschriftart"><text:span text:style-name="T22">Weitere Maßnahmen nach Anweisung</text:span></text:span><text:span text:style-name="Absatz-Standardschriftart"><text:span text:style-name="T17"> durchführen</text:span></text:span></text:p>
              </text:list-item>
            </text:list>
            <text:p text:style-name="P4"/>
          </table:table-cell>
        </table:table-row>
      </table:table>
      <text:p text:style-name="P3"/>
      <text:p text:style-name="P3"/>
      <text:p text:style-name="P3"/>
      <text:p text:style-name="P3"/>
      <table:table table:name="Tabelle3" table:style-name="Tabelle3">
        <table:table-column table:style-name="Tabelle3.A"/>
        <table:table-row table:style-name="TableLine2577245533296">
          <table:table-cell table:style-name="Tabelle3.A1" office:value-type="string">
            <text:h text:style-name="P8" text:outline-level="2"><text:s/></text:h>
            <text:h text:style-name="P9" text:outline-level="2">Schadsoftware erkennen</text:h>
            <text:p text:style-name="P5"><text:s/></text:p>
            <text:list xml:id="list2720768444" text:style-name="L2">
              <text:list-item>
                <text:p text:style-name="P11"><text:span text:style-name="Absatz-Standardschriftart"><text:span text:style-name="T21">Fenster</text:span></text:span><text:span text:style-name="Absatz-Standardschriftart"><text:span text:style-name="T17">, möglicherweise mit Werbung, </text:span></text:span><text:span text:style-name="Absatz-Standardschriftart"><text:span text:style-name="T21">die unerwarteterweise auftauchen</text:span></text:span><text:span text:style-name="Absatz-Standardschriftart"><text:span text:style-name="T17"> und </text:span></text:span><text:span text:style-name="Absatz-Standardschriftart"><text:span text:style-name="T21">nur schwer zu entfernen</text:span></text:span><text:span text:style-name="Absatz-Standardschriftart"><text:span text:style-name="T17"> sind</text:span></text:span></text:p>
              </text:list-item>
              <text:list-item>
                <text:p text:style-name="P11"><text:span text:style-name="Absatz-Standardschriftart"><text:span text:style-name="T17">Auf dem PC getätigte </text:span></text:span><text:span text:style-name="Absatz-Standardschriftart"><text:span text:style-name="T21">Eingaben, die nicht von Ihnen kommen</text:span></text:span></text:p>
              </text:list-item>
              <text:list-item>
                <text:p text:style-name="P13">Programme, die sich von selbst starten oder schließen</text:p>
              </text:list-item>
              <text:list-item>
                <text:p text:style-name="P14">Unbekannte Programme oder Apps</text:p>
              </text:list-item>
              <text:list-item>
                <text:p text:style-name="P14">Unerwartet beschädigte oder gelöschte Dateien</text:p>
              </text:list-item>
              <text:list-item>
                <text:p text:style-name="P11"><text:span text:style-name="Absatz-Standardschriftart"><text:span text:style-name="T17">Nicht von Ihnen </text:span></text:span><text:span text:style-name="Absatz-Standardschriftart"><text:span text:style-name="T21">geänderte Einstellungen</text:span></text:span></text:p>
              </text:list-item>
              <text:list-item>
                <text:p text:style-name="P11"><text:span text:style-name="Absatz-Standardschriftart"><text:span text:style-name="T21">Ungewöhnliches Verhalten</text:span></text:span><text:span text:style-name="Absatz-Standardschriftart"><text:span text:style-name="T17"> wie Abstürze oder Einfrieren</text:span></text:span></text:p>
              </text:list-item>
              <text:list-item>
                <text:p text:style-name="P11"><text:span text:style-name="Absatz-Standardschriftart"><text:span text:style-name="T17">Ein sehr </text:span></text:span><text:span text:style-name="Absatz-Standardschriftart"><text:span text:style-name="T22">langsamer Computer</text:span></text:span><text:span text:style-name="Absatz-Standardschriftart"><text:span text:style-name="T17"> (oft verbunden mit </text:span></text:span><text:span text:style-name="Absatz-Standardschriftart"><text:span text:style-name="T21">Geräuschen der Festplatte</text:span></text:span><text:span text:style-name="Absatz-Standardschriftart"><text:span text:style-name="T17">, einem </text:span></text:span><text:span text:style-name="Absatz-Standardschriftart"><text:span text:style-name="T21">lauten Lüfter</text:span></text:span><text:span text:style-name="Absatz-Standardschriftart"><text:span text:style-name="T17"> oder </text:span></text:span><text:span text:style-name="Absatz-Standardschriftart"><text:span text:style-name="T21">Überhitzen</text:span></text:span><text:span text:style-name="Absatz-Standardschriftart"><text:span text:style-name="T17">)</text:span></text:span></text:p>
              </text:list-item>
            </text:list>
          </table:table-cell>
        </table:table-row>
      </table:table>
      <text:p text:style-name="P3"/>
      <text:p text:style-name="P2"><text:span text:style-name="Absatz-Standardschriftart"><text:span text:style-name="T17">Haben Sie </text:span></text:span><text:span text:style-name="Absatz-Standardschriftart"><text:span text:style-name="T21">verdächtige Links angeklickt</text:span></text:span><text:span text:style-name="Absatz-Standardschriftart"><text:span text:style-name="T17">?</text:span></text:span></text:p>
      <text:list xml:id="list5217105556770" text:continue-numbering="true" text:style-name="L2">
        <text:list-item>
          <text:p text:style-name="P16">Antivirenprogramm, Browser und Betriebssystem updaten</text:p>
        </text:list-item>
        <text:list-item>
          <text:p text:style-name="P16">Antivirenscan durchführen</text:p>
        </text:list-item>
        <text:list-item>
          <text:p text:style-name="P16">Experten hinzuziehen</text:p>
        </text:list-item>
      </text:list>
      <text:p text:style-name="P2"><text:span text:style-name="Absatz-Standardschriftart"><text:span text:style-name="T17">Haben Sie </text:span></text:span><text:span text:style-name="Absatz-Standardschriftart"><text:span text:style-name="T21">persönliche Daten weitergegeben</text:span></text:span><text:span text:style-name="Absatz-Standardschriftart"><text:span text:style-name="T17">? Je nachdem, was Sie eingegeben haben, sollten Sie…</text:span></text:span></text:p>
      <text:list xml:id="list5217310593108" text:continue-numbering="true" text:style-name="L2">
        <text:list-item>
          <text:p text:style-name="P16">Passwörter ändern</text:p>
        </text:list-item>
        <text:list-item>
          <text:p text:style-name="P16">Misstrauisch gegenüber Kontaktanfragen sein</text:p>
        </text:list-item>
        <text:list-item>
          <text:p text:style-name="P16">Karten sperren lassen</text:p>
        </text:list-item>
      </text:list>
      <text:p text:style-name="P2"><text:span text:style-name="Absatz-Standardschriftart"><text:span text:style-name="T17">Haben Sie einen </text:span></text:span><text:span text:style-name="Absatz-Standardschriftart"><text:span text:style-name="T21">verdächtigen Anhang geöffnet</text:span></text:span><text:span text:style-name="Absatz-Standardschriftart"><text:span text:style-name="T17">?</text:span></text:span></text:p>
      <text:list xml:id="list5216928223768" text:continue-numbering="true" text:style-name="L2">
        <text:list-item>
          <text:p text:style-name="P17">Siehe Box „Auf Schadsoftware reagieren“!</text:p>
        </text:list-item>
      </text:list>
      <text:p text:style-name="P3"/>
      <text:p text:style-name="P1"><text:span text:style-name="Absatz-Standardschriftart"><text:span text:style-name="T17">Einstieg in das IT-Notfall-Management: </text:span></text:span><text:span text:style-name="Absatz-Standardschriftart"><text:span text:style-name="T23">▸</text:span></text:span><text:a xlink:type="simple" xlink:href="https://www.bsi.bund.de/DE/Themen/Unternehmen-und-Organisationen/Informationen-und-Empfehlungen/Empfehlungen-nach-Angriffszielen/Unternehmen-allgemein/IT-Notfallkarte/Massnahmenkatalog/massnahmenkatalog_node.html" office:target-frame-name="_top" xlink:show="replace" text:style-name="Internet_20_link" text:visited-style-name="Visited_20_Internet_20_Link"><text:span text:style-name="Hyperlink"><text:span text:style-name="T24">BSI</text:span></text:span></text:a></text:p>
      <text:p text:style-name="P1"><text:span text:style-name="Absatz-Standardschriftart"><text:span text:style-name="T17">Virenscanner im Vergleich: </text:span></text:span><text:span text:style-name="Absatz-Standardschriftart"><text:span text:style-name="T23">▸</text:span></text:span><text:a xlink:type="simple" xlink:href="https://www.chip.de/artikel/Virenscanner-Test-Windows-Das-sind-die-besten-Security-Suiten_179237183.html" office:target-frame-name="_top" xlink:show="replace" text:style-name="Internet_20_link" text:visited-style-name="Visited_20_Internet_20_Link"><text:span text:style-name="Hyperlink"><text:span text:style-name="T17">Chip</text:span>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 Math" svg:font-family="'Cambria Math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de" fo:country="DE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 fo:hyphenate="false" loext:hyphenation-no-caps="false"/>
    </style:style>
    <style:style style:name="Listenabsatz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Absatz-Standardschriftart" style:family="text"/>
    <style:style style:name="Überschrift_20_1_20_Zchn" style:display-name="Überschrift 1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Überschrift_20_2_20_Zchn" style:display-name="Überschrift 2 Zchn" style:family="text" style:parent-style-name="Absatz-Standardschriftart">
      <style:text-properties fo:color="#2f5496" loext:opacity="100%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Absatz-Standardschriftar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loext:opacity="100%" fo:background-color="#e1dfdd"/>
    </style:style>
    <style:style style:name="BesuchterLink" style:family="text" style:parent-style-name="Absatz-Standardschriftart">
      <style:text-properties fo:color="#954f72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Platzhaltertext" style:family="text" style:parent-style-name="Absatz-Standardschriftart">
      <style:text-properties fo:color="#808080" loext:opacity="100%"/>
    </style:style>
    <style:style style:name="Fett" style:family="text" style:parent-style-name="Absatz-Standardschriftart">
      <style:text-properties fo:font-weight="bold" style:font-weight-asian="bold" style:font-weight-complex="bold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fo:font-weight="bold" style:font-weight-asian="bold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5LVL2" style:display-name="WW_CharLFO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fo:font-weight="bold" style:font-weight-asian="bold"/>
    </style:style>
    <style:style style:name="WW_5f_CharLFO7LVL1" style:display-name="WW_CharLFO7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7LVL2" style:display-name="WW_CharLFO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11LVL1" style:display-name="WW_CharLFO11LVL1" style:family="text">
      <style:text-properties style:font-name="Symbol" fo:font-family="Symbol" style:font-family-generic="roman" style:font-pitch="variable" style:font-charset="x-symbol"/>
    </style:style>
    <style:style style:name="WW_5f_CharLFO11LVL2" style:display-name="WW_CharLFO1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3" style:display-name="WW_CharLFO11LVL3" style:family="text">
      <style:text-properties style:font-name="Wingdings" fo:font-family="Wingdings" style:font-family-generic="system" style:font-pitch="variable" style:font-charset="x-symbol"/>
    </style:style>
    <style:style style:name="WW_5f_CharLFO11LVL4" style:display-name="WW_CharLFO11LVL4" style:family="text">
      <style:text-properties style:font-name="Symbol" fo:font-family="Symbol" style:font-family-generic="roman" style:font-pitch="variable" style:font-charset="x-symbol"/>
    </style:style>
    <style:style style:name="WW_5f_CharLFO11LVL5" style:display-name="WW_CharLFO1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6" style:display-name="WW_CharLFO11LVL6" style:family="text">
      <style:text-properties style:font-name="Wingdings" fo:font-family="Wingdings" style:font-family-generic="system" style:font-pitch="variable" style:font-charset="x-symbol"/>
    </style:style>
    <style:style style:name="WW_5f_CharLFO11LVL7" style:display-name="WW_CharLFO11LVL7" style:family="text">
      <style:text-properties style:font-name="Symbol" fo:font-family="Symbol" style:font-family-generic="roman" style:font-pitch="variable" style:font-charset="x-symbol"/>
    </style:style>
    <style:style style:name="WW_5f_CharLFO11LVL8" style:display-name="WW_CharLFO1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1LVL9" style:display-name="WW_CharLFO11LVL9" style:family="text">
      <style:text-properties style:font-name="Wingdings" fo:font-family="Wingdings" style:font-family-generic="system" style:font-pitch="variable" style:font-charset="x-symbol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4" style:display-name="WW_CharLFO15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5" style:display-name="WW_CharLFO15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7" style:display-name="WW_CharLFO15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8" style:display-name="WW_CharLFO15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7LVL1" style:display-name="WW_CharLFO17LVL1" style:family="text">
      <style:text-properties style:font-name="Symbol" fo:font-family="Symbol" style:font-family-generic="roman" style:font-pitch="variable" style:font-charset="x-symbol"/>
    </style:style>
    <style:style style:name="WW_5f_CharLFO17LVL2" style:display-name="WW_CharLFO1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3" style:display-name="WW_CharLFO17LVL3" style:family="text">
      <style:text-properties style:font-name="Wingdings" fo:font-family="Wingdings" style:font-family-generic="system" style:font-pitch="variable" style:font-charset="x-symbol"/>
    </style:style>
    <style:style style:name="WW_5f_CharLFO17LVL4" style:display-name="WW_CharLFO17LVL4" style:family="text">
      <style:text-properties style:font-name="Symbol" fo:font-family="Symbol" style:font-family-generic="roman" style:font-pitch="variable" style:font-charset="x-symbol"/>
    </style:style>
    <style:style style:name="WW_5f_CharLFO17LVL5" style:display-name="WW_CharLFO1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6" style:display-name="WW_CharLFO17LVL6" style:family="text">
      <style:text-properties style:font-name="Wingdings" fo:font-family="Wingdings" style:font-family-generic="system" style:font-pitch="variable" style:font-charset="x-symbol"/>
    </style:style>
    <style:style style:name="WW_5f_CharLFO17LVL7" style:display-name="WW_CharLFO17LVL7" style:family="text">
      <style:text-properties style:font-name="Symbol" fo:font-family="Symbol" style:font-family-generic="roman" style:font-pitch="variable" style:font-charset="x-symbol"/>
    </style:style>
    <style:style style:name="WW_5f_CharLFO17LVL8" style:display-name="WW_CharLFO1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7LVL9" style:display-name="WW_CharLFO17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Symbol" fo:font-family="Symbol" style:font-family-generic="roman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2" style:display-name="WW_CharLFO1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Wingdings" fo:font-family="Wingdings" style:font-family-generic="system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_5f_CharLFO22LVL2" style:display-name="WW_CharLFO2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3LVL2" style:display-name="WW_CharLFO2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3" style:display-name="WW_CharLFO23LVL3" style:family="text">
      <style:text-properties style:font-name="Wingdings" fo:font-family="Wingdings" style:font-family-generic="system" style:font-pitch="variable" style:font-charset="x-symbol"/>
    </style:style>
    <style:style style:name="WW_5f_CharLFO23LVL4" style:display-name="WW_CharLFO23LVL4" style:family="text">
      <style:text-properties style:font-name="Symbol" fo:font-family="Symbol" style:font-family-generic="roman" style:font-pitch="variable" style:font-charset="x-symbol"/>
    </style:style>
    <style:style style:name="WW_5f_CharLFO23LVL5" style:display-name="WW_CharLFO2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6" style:display-name="WW_CharLFO23LVL6" style:family="text">
      <style:text-properties style:font-name="Wingdings" fo:font-family="Wingdings" style:font-family-generic="system" style:font-pitch="variable" style:font-charset="x-symbol"/>
    </style:style>
    <style:style style:name="WW_5f_CharLFO23LVL7" style:display-name="WW_CharLFO23LVL7" style:family="text">
      <style:text-properties style:font-name="Symbol" fo:font-family="Symbol" style:font-family-generic="roman" style:font-pitch="variable" style:font-charset="x-symbol"/>
    </style:style>
    <style:style style:name="WW_5f_CharLFO23LVL8" style:display-name="WW_CharLFO2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3LVL9" style:display-name="WW_CharLFO23LVL9" style:family="text">
      <style:text-properties style:font-name="Wingdings" fo:font-family="Wingdings" style:font-family-generic="system" style:font-pitch="variable" style:font-charset="x-symbol"/>
    </style:style>
    <style:style style:name="WW_5f_CharLFO24LVL1" style:display-name="WW_CharLFO24LVL1" style:family="text">
      <style:text-properties style:font-name="Symbol" fo:font-family="Symbol" style:font-family-generic="roman" style:font-pitch="variable" style:font-charset="x-symbol"/>
    </style:style>
    <style:style style:name="WW_5f_CharLFO24LVL2" style:display-name="WW_CharLFO2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3" style:display-name="WW_CharLFO24LVL3" style:family="text">
      <style:text-properties style:font-name="Wingdings" fo:font-family="Wingdings" style:font-family-generic="system" style:font-pitch="variable" style:font-charset="x-symbol"/>
    </style:style>
    <style:style style:name="WW_5f_CharLFO24LVL4" style:display-name="WW_CharLFO24LVL4" style:family="text">
      <style:text-properties style:font-name="Symbol" fo:font-family="Symbol" style:font-family-generic="roman" style:font-pitch="variable" style:font-charset="x-symbol"/>
    </style:style>
    <style:style style:name="WW_5f_CharLFO24LVL5" style:display-name="WW_CharLFO2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6" style:display-name="WW_CharLFO24LVL6" style:family="text">
      <style:text-properties style:font-name="Wingdings" fo:font-family="Wingdings" style:font-family-generic="system" style:font-pitch="variable" style:font-charset="x-symbol"/>
    </style:style>
    <style:style style:name="WW_5f_CharLFO24LVL7" style:display-name="WW_CharLFO24LVL7" style:family="text">
      <style:text-properties style:font-name="Symbol" fo:font-family="Symbol" style:font-family-generic="roman" style:font-pitch="variable" style:font-charset="x-symbol"/>
    </style:style>
    <style:style style:name="WW_5f_CharLFO24LVL8" style:display-name="WW_CharLFO2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4LVL9" style:display-name="WW_CharLFO24LVL9" style:family="text">
      <style:text-properties style:font-name="Wingdings" fo:font-family="Wingdings" style:font-family-generic="system" style:font-pitch="variable" style:font-charset="x-symbol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499cm" fo:margin-bottom="2.499cm" fo:margin-left="2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columns fo:column-count="2" fo:column-gap="1.249cm">
          <style:column style:rel-width="32767*" fo:start-indent="0cm" fo:end-indent="0.624cm"/>
          <style:column style:rel-width="32768*" fo:start-indent="0.624cm" fo:end-indent="0cm"/>
        </style:columns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description/>
    <dc:subject/>
    <meta:initial-creator>Lisa Braune</meta:initial-creator>
    <meta:creation-date>2024-08-22T13:06:00Z</meta:creation-date>
    <dc:date>2024-11-10T00:52:15.908000000</dc:date>
    <meta:print-date>2024-06-13T07:55:00Z</meta:print-date>
    <meta:editing-cycles>3</meta:editing-cycles>
    <meta:editing-duration>PT22S</meta:editing-duration>
    <meta:document-statistic meta:table-count="3" meta:image-count="0" meta:object-count="0" meta:page-count="1" meta:paragraph-count="44" meta:word-count="255" meta:character-count="1825" meta:non-whitespace-character-count="1635"/>
    <meta:template xlink:type="simple" xlink:actuate="onRequest" xlink:title="" xlink:href="Normal.dotm"/>
  </office:meta>
</office:document-meta>
</file>